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penSymbol" svg:font-family="OpenSymbol"/>
    <style:font-face style:name="Orbitron" svg:font-family="Orbitron"/>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2pt" fo:letter-spacing="normal" fo:font-style="normal" fo:font-weight="normal"/>
    </style:style>
    <style:style style:name="T3" style:family="text">
      <style:text-properties fo:font-variant="normal" fo:text-transform="none" fo:color="#0891c5" style:font-name="Electrolize" fo:font-size="12pt" fo:letter-spacing="normal" fo:font-style="normal" style:text-underline-style="solid" style:text-underline-width="auto" style:text-underline-color="font-color" fo:font-weight="normal"/>
    </style:style>
    <style:style style:name="T4" style:family="text">
      <style:text-properties fo:font-variant="normal" fo:text-transform="none" fo:color="#0891c5" style:font-name="Electrolize" fo:font-size="11.25pt" fo:letter-spacing="normal" fo:font-style="normal" fo:font-weight="normal"/>
    </style:style>
    <style:style style:name="T5" style:family="text">
      <style:text-properties fo:font-variant="normal" fo:text-transform="none" fo:color="#0891c5" style:font-name="inherit" fo:font-size="12pt" fo:letter-spacing="normal" fo:font-style="normal" fo:font-weight="normal"/>
    </style:style>
    <style:style style:name="T6"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7" style:family="text">
      <style:text-properties fo:font-variant="normal" fo:text-transform="none" fo:color="#888888" style:text-line-through-style="none" fo:letter-spacing="normal" style:text-underline-style="none" style:text-blinking="false"/>
    </style:style>
    <style:style style:name="T8"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9"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10" style:family="text">
      <style:text-properties fo:font-variant="normal" fo:text-transform="none" fo:color="#3fc9e1" style:font-name="inherit" fo:font-size="11.25pt" fo:letter-spacing="normal" fo:font-style="normal" fo:font-weight="bold"/>
    </style:style>
    <style:style style:name="T11" style:family="text">
      <style:text-properties fo:font-variant="normal" fo:text-transform="none" fo:color="#3fc9e1" style:font-name="inherit" fo:font-size="11.25pt" fo:letter-spacing="normal" fo:font-style="italic" fo:font-weight="normal"/>
    </style:style>
    <style:style style:name="T12" style:family="text">
      <style:text-properties fo:font-variant="normal" fo:text-transform="none" fo:color="#3fc9e1" style:font-name="inherit" fo:font-size="12pt" fo:letter-spacing="normal" fo:font-style="italic" fo:font-weight="normal"/>
    </style:style>
    <style:style style:name="T13" style:family="text">
      <style:text-properties fo:font-variant="normal" fo:text-transform="none" fo:color="#3fc9e1" style:font-name="inherit" fo:font-size="12pt" fo:letter-spacing="normal" fo:font-style="normal" fo:font-weight="normal"/>
    </style:style>
    <style:style style:name="T14" style:family="text">
      <style:text-properties fo:font-variant="normal" fo:text-transform="none" fo:color="#3fc9e1" style:font-name="Electrolize" fo:font-size="11.25pt" fo:letter-spacing="normal" fo:font-style="normal" fo:font-weight="normal"/>
    </style:style>
    <style:style style:name="T15" style:family="text">
      <style:text-properties fo:font-variant="normal" fo:text-transform="none" fo:color="#0c67a1" style:text-line-through-style="none" style:font-name="Electrolize" fo:font-size="12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ABAL SYSTEM</text:p>
      <text:p text:style-name="Standard"/>
      <text:p text:style-name="Standard">Die genaue Aussprache vom Namen des Systems ist noch unklar, da das System nur von UEE-Kartografen bewohnt wird bzw. besucht wurde. Diese nennen das System “Kabal” </text:p>
      <text:p text:style-name="Standard"/>
      <text:p text:style-name="Standard">Beim Zentralstern von Kabal handelt es sich um einen weiß-gelben F-Stern. F-Sterne haben im Vergleich zu gelben G-Sternen wie unsere Sonne eine geringere Lebensspanne sowie eine höhere Temperatur, Leuchtkraft und Größe. Dadurch sind im System mehr Zonen bewohnbar.</text:p>
      <text:p text:style-name="Standard"/>
      <text:p text:style-name="Standard">Das Kabal System hat drei Planeten: Kabal I, II &amp; III.</text:p>
      <text:p text:style-name="Standard">Bisher wurden im System keine einheimischen Lebewesen gefunden.</text:p>
      <text:p text:style-name="Standard"/>
      <text:p text:style-name="Standard">Kabal I </text:p>
      <text:p text:style-name="Standard">Kabal I ist ein Protoplanet, d.h. der Vorläufer eines Planeten und dadurch uneben und keine perfekte Kugel. Er soll reich an Mineralien sein, also könnte es sich für die, die Bergbau betreiben, lohnen, einmal dort vorbeizuschauen.</text:p>
      <text:p text:style-name="Standard"/>
      <text:p text:style-name="Standard">Kabal II </text:p>
      <text:p text:style-name="Standard">Kabal II ist, ähnlich wie der Mars, ein Wüstenplanet. Dadurch, dass er sich genau in der Mitte der bewohnbaren Zone befindet, kann man dort leicht Terraforming betreiben. Weiterhin besitzt er ein Magnetfeld und eine Atmosphäre. Auf ihm sind keine aktiven Vulkane, sodass er nicht nur für Bewohner des UEE und Aliens, sondern auch für Schiffshersteller wie Esperia interessant ist.</text:p>
      <text:p text:style-name="Standard">Der kleine Anteil der Tevarin im UEE besteht darauf, dass das Kabal System ihnen überlassen wird. </text:p>
      <text:p text:style-name="Standard"/>
      <text:p text:style-name="Standard">Kabal III</text:p>
      <text:p text:style-name="Standard">Der Grund dafür ist Kabal III, ein unberührter, erdähnlicher und trotzdem unbewohnter Planet. Vermesser haben dort jedoch verlassene Städte der Tevarin aus der Zeit der beiden Tevarinischen Kriege, in denen das UEE die Tevarin vernichtend geschlagen hat, gefunden. Da der Planet jedoch keine Spuren des Krieges aufweist, wird davon ausgegangen, dass alle Tevarin, die dort lebten, zum Kriegsdienst verpflichtet wurden und eben keiner dort zurückblieb bzw. die zurückgebliebenen Tevarin ausgestorben sind. Es haben sich jedoch auch zahlreiche Verschwörungstheorien um die Ursache gebildet. Es ist nachgewiesen worden, dass es einen Sprungpunkt von Elysium nach Kabal gegeben hat, welcher aber kollabiert ist und sich auf andere Weise neu geformt hat. Es ist nicht ungewöhnlich für Sprungpunkte, dass dies passiert.</text:p>
      <text:p text:style-name="Standard"/>
      <text:p text:style-name="Standard">In den Ruinen von Kabal III sind zahlreiche religiöse Artefakte, architektonische Meisterwerke und zurückgelassene Schiffe und Waffen zu finden. Esperia hat dort auch die Pläne der Prowler Entdeckt, welche sehr bald zum Verkauf stehen wird. Man vermutet, dass der Hersteller einen UEE-Karthografen nicht gerade schlecht dafür bezahlt hat, damit dieser die Pläne beschafft.</text:p>
      <text:p text:style-name="Standard">Im Kabal System befindet sich außerdem noch das Asteroidenfeld Kabal Cluster Alpha, welches sich auf einer eigenen Umlaufbahn bewegt und zudem im Lagrange-Punkt von Kabal III liegt. Da dort noch kein oder wenig Bergbau betrieben wurde, sind im Kabal Cluster Alpha ebenfalls viele Mineralien zu finden.</text:p>
      <text:p text:style-name="Standard"/>
      <text:p text:style-name="Standard">Es gibt im Moment nur einen Sprungpunkt im Kabal System, welcher das System mit dem Leir System verbindet. Das UEE hat ein Reiseverbot nach Kabal verhän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penSymbol" svg:font-family="OpenSymbol"/>
    <style:font-face style:name="Orbitron" svg:font-family="Orbitron"/>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39S</meta:editing-duration>
    <meta:editing-cycles>3</meta:editing-cycles>
    <meta:generator>OpenOffice/4.1.6$Win32 OpenOffice.org_project/416m1$Build-9790</meta:generator>
    <dc:date>2020-11-15T21:51:28.43</dc:date>
    <meta:document-statistic meta:table-count="0" meta:image-count="0" meta:object-count="0" meta:page-count="1" meta:paragraph-count="15" meta:word-count="444" meta:character-count="2932"/>
    <dc:creator>Frank K.F Biedermann</dc:creator>
    <meta:user-defined meta:name="Info 1"/>
    <meta:user-defined meta:name="Info 2"/>
    <meta:user-defined meta:name="Info 3"/>
    <meta:user-defined meta:name="Info 4"/>
  </office:meta>
</office:document-meta>
</file>